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03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c7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5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a7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0d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9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eb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0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7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ea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d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f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b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0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cc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6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ad5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e4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fa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59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d6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73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0d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c4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7f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e4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ec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2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55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2d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420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1f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83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f9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0d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5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46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c9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1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2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b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37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0a4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e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7c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10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b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89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d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4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1d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3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2c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0b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b8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01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d1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89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d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37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d032d" style:font-name-asian="Courier New" style:font-name-complex="Courier New"/>
    </style:style>
    <style:style style:name="T3" style:family="text">
      <style:text-properties style:font-name="Times New Roman" officeooo:rsid="001355b3" style:font-name-asian="Courier New" style:font-name-complex="Courier New"/>
    </style:style>
    <style:style style:name="T4" style:family="text">
      <style:text-properties style:font-name="Times New Roman" officeooo:rsid="003072da" style:font-name-asian="Courier New" style:font-name-complex="Courier New"/>
    </style:style>
    <style:style style:name="T5" style:family="text">
      <style:text-properties style:font-name="Times New Roman" officeooo:rsid="00461fed" style:font-name-asian="Courier New" style:font-name-complex="Courier New"/>
    </style:style>
    <style:style style:name="T6" style:family="text">
      <style:text-properties style:font-name="Times New Roman" officeooo:rsid="004eb6f1" style:font-name-asian="Courier New" style:font-name-complex="Courier New"/>
    </style:style>
    <style:style style:name="T7" style:family="text">
      <style:text-properties style:font-name="Times New Roman" officeooo:rsid="0055e697" style:font-name-asian="Courier New" style:font-name-complex="Courier New"/>
    </style:style>
    <style:style style:name="T8" style:family="text">
      <style:text-properties style:font-name="Times New Roman" officeooo:rsid="0057c3b0" style:font-name-asian="Courier New" style:font-name-complex="Courier New"/>
    </style:style>
    <style:style style:name="T9" style:family="text">
      <style:text-properties style:font-name="Times New Roman" officeooo:rsid="00581084" style:font-name-asian="Courier New" style:font-name-complex="Courier New"/>
    </style:style>
    <style:style style:name="T10" style:family="text">
      <style:text-properties style:font-name="Times New Roman" officeooo:rsid="00624520" style:font-name-asian="Courier New" style:font-name-complex="Courier New"/>
    </style:style>
    <style:style style:name="T11" style:family="text">
      <style:text-properties style:font-name="Times New Roman" officeooo:rsid="00672c70" style:font-name-asian="Courier New" style:font-name-complex="Courier New"/>
    </style:style>
    <style:style style:name="T12" style:family="text">
      <style:text-properties style:font-name="Times New Roman" officeooo:rsid="00690b83" style:font-name-asian="Courier New" style:font-name-complex="Courier New"/>
    </style:style>
    <style:style style:name="T13" style:family="text">
      <style:text-properties style:font-name="Times New Roman" officeooo:rsid="006ab8b6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MathematicaFormatStandardForm"><text:span text:style-name="T1"><draw:frame draw:style-name="fr1" draw:name="Object2" text:anchor-type="as-char" svg:y="-0.2228in" svg:width="1.1693in" svg:height="0.368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0" text:anchor-type="as-char" svg:y="-0.228in" svg:width="1.2866in" svg:height="0.3728in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0" text:anchor-type="as-char" svg:y="-0.2339in" svg:width="1.0917in" svg:height="0.3752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71" text:anchor-type="as-char" svg:y="-0.2339in" svg:width="1.6126in" svg:height="0.3752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64" text:anchor-type="as-char" svg:y="-0.2339in" svg:width="2.5835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5" text:anchor-type="as-char" svg:y="-0.2228in" svg:width="1.5791in" svg:height="0.3634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043in" svg:width="1.1693in" svg:height="0.343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2043in" svg:width="1.0929in" svg:height="0.343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2228in" svg:width="2.7717in" svg:height="0.363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2" text:anchor-type="as-char" svg:y="-0.2228in" svg:width="2.8693in" svg:height="0.3638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6" text:anchor-type="as-char" svg:y="-0.2228in" svg:width="2.6299in" svg:height="0.3638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1" text:anchor-type="as-char" svg:y="-0.2228in" svg:width="2.4374in" svg:height="0.363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2">HUH. <text:s/>Really need to think more about this.</text:span></text:span></text:p>
      <text:p text:style-name="P10"><text:span text:style-name="MathematicaFormatStandardForm"><text:span text:style-name="T1"><draw:frame draw:style-name="fr1" draw:name="Object7" text:anchor-type="as-char" svg:y="-0.228in" svg:width="3.2445in" svg:height="0.3728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9" text:anchor-type="as-char" svg:y="-0.3382in" svg:width="5.3835in" svg:height="0.48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…. </text:span></text:span><text:span text:style-name="MathematicaFormatStandardForm"><text:span text:style-name="T3">MEH.</text:span></text:span></text:p>
      <text:p text:style-name="P5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8" text:anchor-type="as-char" svg:y="-0.228in" svg:width="1.4945in" svg:height="0.35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77"><text:span text:style-name="MathematicaFormatStandardForm"><text:span text:style-name="T1"><draw:frame draw:style-name="fr1" draw:name="Object14" text:anchor-type="as-char" svg:y="-0.2043in" svg:width="2.3563in" svg:height="0.358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15" text:anchor-type="as-char" svg:y="-0.1244in" svg:width="0.8957in" svg:height="0.27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16" text:anchor-type="as-char" svg:y="-0.1244in" svg:width="0.9575in" svg:height="0.27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17" text:anchor-type="as-char" svg:y="-0.1244in" svg:width="0.7811in" svg:height="0.246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18" text:anchor-type="as-char" svg:y="-0.1244in" svg:width="0.9429in" svg:height="0.246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19" text:anchor-type="as-char" svg:y="-0.1244in" svg:width="0.7764in" svg:height="0.175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13" text:anchor-type="as-char" svg:y="-0.2437in" svg:width="1.3591in" svg:height="0.38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0" text:anchor-type="as-char" svg:y="-0.2437in" svg:width="1.8055in" svg:height="0.408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1" text:anchor-type="as-char" svg:y="-0.1437in" svg:width="1.9575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2" text:anchor-type="as-char" svg:y="-0.1437in" svg:width="1.8161in" svg:height="0.2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...</text:span></text:span></text:p>
      <text:p text:style-name="P16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3" text:anchor-type="as-char" svg:y="-0.1437in" svg:width="2.4272in" svg:height="0.2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25" text:anchor-type="as-char" svg:y="-0.1437in" svg:width="2.5638in" svg:height="0.283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26" text:anchor-type="as-char" svg:y="-0.1437in" svg:width="2.6929in" svg:height="0.283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4" text:anchor-type="as-char" svg:y="-0.1437in" svg:width="2.1319in" svg:height="0.2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78"><text:span text:style-name="MathematicaFormatStandardForm"><text:span text:style-name="T1"><draw:frame draw:style-name="fr1" draw:name="Object27" text:anchor-type="as-char" svg:y="-0.2339in" svg:width="1.4929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28" text:anchor-type="as-char" svg:y="-0.1437in" svg:width="1.4173in" svg:height="0.19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37" text:anchor-type="as-char" svg:y="-0.2339in" svg:width="1.2063in" svg:height="0.3752in" draw:z-index="34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34" text:anchor-type="as-char" svg:y="-0.1437in" svg:width="1.8839in" svg:height="0.197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29" text:anchor-type="as-char" svg:y="-0.2366in" svg:width="1.1102in" svg:height="0.37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20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0" text:anchor-type="as-char" svg:y="-0.1437in" svg:width="1.6634in" svg:height="0.2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1" text:anchor-type="as-char" svg:y="-0.2366in" svg:width="1.2264in" svg:height="0.37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22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2" text:anchor-type="as-char" svg:y="-0.1437in" svg:width="1.0866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79"><text:span text:style-name="MathematicaFormatStandardForm"><text:span text:style-name="T1"><draw:frame draw:style-name="fr1" draw:name="Object33" text:anchor-type="as-char" svg:y="-0.1244in" svg:width="1.3244in" svg:height="0.159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35" text:anchor-type="as-char" svg:y="-0.2083in" svg:width="0.9189in" svg:height="0.337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36" text:anchor-type="as-char" svg:y="-0.2043in" svg:width="1.2472in" svg:height="0.3283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38" text:anchor-type="as-char" svg:y="-0.2043in" svg:width="0.8783in" svg:height="0.34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4">NOW EXPRESS</text:span></text:span><text:span text:style-name="MathematicaFormatStandardForm"><text:span text:style-name="T1"><draw:frame draw:style-name="fr1" draw:name="Object39" text:anchor-type="as-char" svg:y="-0.1437in" svg:width="0.3638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4">IN TERMS OF</text:span></text:span><text:span text:style-name="MathematicaFormatStandardForm"><text:span text:style-name="T1"><draw:frame draw:style-name="fr1" draw:name="Object40" text:anchor-type="as-char" svg:y="-0.1437in" svg:width="0.3339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">WITH THIS!!!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1" text:anchor-type="as-char" svg:y="-0.1929in" svg:width="0.8957in" svg:height="0.286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50" text:anchor-type="as-char" svg:y="-0.1929in" svg:width="0.8957in" svg:height="0.2866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2" text:anchor-type="as-char" svg:y="-0.1437in" svg:width="1.0083in" svg:height="0.2819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3" text:anchor-type="as-char" svg:y="-0.1437in" svg:width="2.7799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4" text:anchor-type="as-char" svg:y="-0.1437in" svg:width="2.8181in" svg:height="0.2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45" text:anchor-type="as-char" svg:y="-0.1437in" svg:width="1.8909in" svg:height="0.2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46" text:anchor-type="as-char" svg:y="-0.1437in" svg:width="1.889in" svg:height="0.2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47" text:anchor-type="as-char" svg:y="-0.1437in" svg:width="1.889in" svg:height="0.2839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48" text:anchor-type="as-char" svg:y="-0.1425in" svg:width="1.3035in" svg:height="0.282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49" text:anchor-type="as-char" svg:y="-0.1425in" svg:width="1.2701in" svg:height="0.308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68" text:anchor-type="as-char" svg:y="-0.1244in" svg:width="1.7827in" svg:height="0.175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1" text:anchor-type="as-char" svg:y="-0.1244in" svg:width="1.6402in" svg:height="0.175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2" text:anchor-type="as-char" svg:y="-0.1244in" svg:width="1.639in" svg:height="0.1752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3" text:anchor-type="as-char" svg:y="-0.1425in" svg:width="2.061in" svg:height="0.3083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59"><text:span text:style-name="MathematicaFormatStandardForm"><text:span text:style-name="T1"><draw:frame draw:style-name="fr1" draw:name="Object85" text:anchor-type="as-char" svg:y="-0.1425in" svg:width="1.7654in" svg:height="0.3083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oft-page-break/><text:span text:style-name="MathematicaFormatStandardForm"><text:span text:style-name="T1"><draw:frame draw:style-name="fr1" draw:name="Object81" text:anchor-type="as-char" svg:y="-0.1425in" svg:width="2.1827in" svg:height="0.3083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6">OR<text:tab/></text:span></text:span><text:span text:style-name="MathematicaFormatStandardForm"><text:span text:style-name="T1"><draw:frame draw:style-name="fr1" draw:name="Object82" text:anchor-type="as-char" svg:y="-0.35in" svg:width="1.9035in" svg:height="0.6063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83" text:anchor-type="as-char" svg:y="-0.1425in" svg:width="1.9945in" svg:height="0.3083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84" text:anchor-type="as-char" svg:y="-0.1425in" svg:width="1.8638in" svg:height="0.3083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4" text:anchor-type="as-char" svg:y="-0.1244in" svg:width="1.552in" svg:height="0.1752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55" text:anchor-type="as-char" svg:y="-0.1244in" svg:width="2.0417in" svg:height="0.2791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1" text:anchor-type="as-char" svg:y="-0.1244in" svg:width="1.5272in" svg:height="0.2791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56" text:anchor-type="as-char" svg:y="-0.1437in" svg:width="1.7634in" svg:height="0.2839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36"><text:span text:style-name="MathematicaFormatStandardForm"><text:span text:style-name="T1"/></text:span></text:p>
      <text:p text:style-name="P37"><text:span text:style-name="MathematicaFormatStandardForm"><text:span text:style-name="T1"><draw:frame draw:style-name="fr1" draw:name="Object58" text:anchor-type="as-char" svg:y="-0.1453in" svg:width="2.3181in" svg:height="0.2854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7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62" text:anchor-type="as-char" svg:y="-0.1437in" svg:width="1.7634in" svg:height="0.2839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7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38"><text:span text:style-name="MathematicaFormatStandardForm"><text:span text:style-name="T1"><draw:frame draw:style-name="fr1" draw:name="Object57" text:anchor-type="as-char" svg:y="-0.1437in" svg:width="1.5689in" svg:height="0.3102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8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60" text:anchor-type="as-char" svg:y="-0.1555in" svg:width="1.5543in" svg:height="0.2937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38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59" text:anchor-type="as-char" svg:y="-0.1437in" svg:width="3.2228in" svg:height="0.2839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8"><text:span text:style-name="MathematicaFormatStandardForm"><text:span text:style-name="T1"/></text:span></text:p>
      <text:p text:style-name="P41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63" text:anchor-type="as-char" svg:y="-0.1437in" svg:width="2.0665in" svg:height="0.2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64" text:anchor-type="as-char" svg:y="-0.1437in" svg:width="1.9252in" svg:height="0.2839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4"><text:span text:style-name="MathematicaFormatStandardForm"><text:span text:style-name="T5">(is this fine for m as a non-integer?)</text:span></text:span></text:p>
      <text:p text:style-name="P44"><text:span text:style-name="MathematicaFormatStandardForm"><text:span text:style-name="T5"/></text:span></text:p>
      <text:p text:style-name="P44"><text:span text:style-name="MathematicaFormatStandardForm"><text:span text:style-name="T5">...</text:span></text:span></text:p>
      <text:p text:style-name="P80"><text:span text:style-name="MathematicaFormatStandardForm"><text:span text:style-name="T1"><draw:frame draw:style-name="fr1" draw:name="Object65" text:anchor-type="as-char" svg:y="-0.1437in" svg:width="1.9701in" svg:height="0.2839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1" draw:name="Object66" text:anchor-type="as-char" svg:y="-0.3382in" svg:width="1.9453in" svg:height="0.4783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67" text:anchor-type="as-char" svg:y="-0.3382in" svg:width="2.3437in" svg:height="0.4783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81"><text:span text:style-name="MathematicaFormatStandardForm"><text:span text:style-name="T1"><draw:frame draw:style-name="fr1" draw:name="Object69" text:anchor-type="as-char" svg:y="-0.1244in" svg:width="1.1244in" svg:height="0.175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…</text:span></text:span></text:p>
      <text:p text:style-name="P48"><text:span text:style-name="MathematicaFormatStandardForm"><text:span text:style-name="T1"/></text:span></text:p>
      <text:p text:style-name="P52"><text:span text:style-name="MathematicaFormatStandardForm"><text:span text:style-name="T1"/></text:span></text:p>
      <text:p text:style-name="P52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73" text:anchor-type="as-char" svg:y="-0.3382in" svg:width="1.6591in" svg:height="0.4783in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3"><text:span text:style-name="MathematicaFormatStandardForm"><text:span text:style-name="T1">…</text:span></text:span></text:p>
      <text:p text:style-name="P53"><text:span text:style-name="MathematicaFormatStandardForm"><text:span text:style-name="T1"/></text:span></text:p>
      <text:p text:style-name="P53"><text:span text:style-name="MathematicaFormatStandardForm"><text:span text:style-name="T1"><draw:frame draw:style-name="fr1" draw:name="Object72" text:anchor-type="as-char" svg:y="-0.2339in" svg:width="1.0307in" svg:height="0.3752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53"><text:span text:style-name="MathematicaFormatStandardForm"><text:span text:style-name="T1"/></text:span></text:p>
      <text:p text:style-name="P53"><text:span text:style-name="MathematicaFormatStandardForm"><text:span text:style-name="T1"><draw:frame draw:style-name="fr1" draw:name="Object74" text:anchor-type="as-char" svg:y="-0.2339in" svg:width="1.2535in" svg:height="0.3752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53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79" text:anchor-type="as-char" svg:y="-0.3382in" svg:width="1.8063in" svg:height="0.4783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75" text:anchor-type="as-char" svg:y="-0.3382in" svg:width="1.6063in" svg:height="0.4783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78" text:anchor-type="as-char" svg:y="-0.3382in" svg:width="1.7173in" svg:height="0.4783in" draw:z-index="77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80" text:anchor-type="as-char" svg:y="-0.3382in" svg:width="1.861in" svg:height="0.4783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77" text:anchor-type="as-char" svg:y="-0.3382in" svg:width="1.8591in" svg:height="0.4783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76" text:anchor-type="as-char" svg:y="-0.3382in" svg:width="1.8484in" svg:height="0.4783in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82"><text:span text:style-name="MathematicaFormatStandardForm"><text:span text:style-name="T1"><draw:frame draw:style-name="fr1" draw:name="Object86" text:anchor-type="as-char" svg:y="-0.2339in" svg:width="1.6791in" svg:height="0.3752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61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2" text:anchor-type="as-char" svg:y="-0.2339in" svg:width="1.852in" svg:height="0.389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61"><text:span text:style-name="MathematicaFormatStandardForm"><text:span text:style-name="T1"/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87" text:anchor-type="as-char" svg:y="-0.1437in" svg:width="1.3425in" svg:height="0.2819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88" text:anchor-type="as-char" svg:y="-0.1437in" svg:width="1.1925in" svg:height="0.2819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89" text:anchor-type="as-char" svg:y="-0.2043in" svg:width="1.9909in" svg:height="0.3283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61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0" text:anchor-type="as-char" svg:y="-0.2043in" svg:width="2.398in" svg:height="0.3283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61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1" text:anchor-type="as-char" svg:y="-0.2043in" svg:width="2.8256in" svg:height="0.3283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83"><text:span text:style-name="MathematicaFormatStandardForm"><text:span text:style-name="T7">Investigate relationship between additive and multiplicative identities. <text:s/>For example,</text:span></text:span></text:p>
      <text:p text:style-name="P62"><text:span text:style-name="MathematicaFormatStandardForm"><text:span text:style-name="T7"/></text:span></text:p>
      <text:p text:style-name="P62"><text:span text:style-name="MathematicaFormatStandardForm"><text:span text:style-name="T1"><draw:frame draw:style-name="fr1" draw:name="Object93" text:anchor-type="as-char" svg:y="-0.2339in" svg:width="1.6791in" svg:height="0.3752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7">vs</text:span></text:span></text:p>
      <text:p text:style-name="P62"><text:span text:style-name="MathematicaFormatStandardForm"><text:span text:style-name="T7"/></text:span></text:p>
      <text:p text:style-name="P62"><text:span text:style-name="MathematicaFormatStandardForm"><text:span text:style-name="T1"><draw:frame draw:style-name="fr1" draw:name="Object94" text:anchor-type="as-char" svg:y="-0.2339in" svg:width="1.8201in" svg:height="0.3752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62"><text:span text:style-name="MathematicaFormatStandardForm"><text:span text:style-name="T7"/></text:span></text:p>
      <text:p text:style-name="P62"><text:span text:style-name="MathematicaFormatStandardForm"><text:span text:style-name="T7">ALSO. <text:s/>Is there an additive equivalence to the s parameter in </text:span></text:span><text:span text:style-name="MathematicaFormatStandardForm"><text:span text:style-name="T1"><draw:frame draw:style-name="fr1" draw:name="Object95" text:anchor-type="as-char" svg:y="-0.1244in" svg:width="0.3354in" svg:height="0.159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7">Probably a multiplication by s instead, </text:span></text:span><text:span text:style-name="MathematicaFormatStandardForm"><text:span text:style-name="T8">with s=-1 disappearing the way s=0 does in the multiplicative case</text:span></text:span><text:span text:style-name="MathematicaFormatStandardForm"><text:span text:style-name="T7">? <text:s/></text:span></text:span><text:span text:style-name="MathematicaFormatStandardForm"><text:span text:style-name="T8">And with s=0 being a weird nullity the way s=1 is in the multiplicative case?<text:line-break/><text:line-break/></text:span></text:span><text:span text:style-name="MathematicaFormatStandardForm"><text:span text:style-name="T9">YEP</text:span></text:span></text:p>
      <text:p text:style-name="P62"><text:span text:style-name="MathematicaFormatStandardForm"><text:span text:style-name="T9"/></text:span></text:p>
      <text:p text:style-name="P67"><text:span text:style-name="MathematicaFormatStandardForm"><text:span text:style-name="T1">...</text:span></text:span></text:p>
      <text:p text:style-name="P62"><text:span text:style-name="MathematicaFormatStandardForm"><text:span text:style-name="T9"/></text:span></text:p>
      <text:p text:style-name="P65"><text:span text:style-name="MathematicaFormatStandardForm"><text:span text:style-name="T1"><draw:frame draw:style-name="fr1" draw:name="Object102" text:anchor-type="as-char" svg:y="-0.228in" svg:width="1.5417in" svg:height="0.352in" draw:z-index="98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103" text:anchor-type="as-char" svg:y="-0.1244in" svg:width="0.9354in" svg:height="0.1752in" draw:z-index="99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100" text:anchor-type="as-char" svg:y="-0.2228in" svg:width="0.989in" svg:height="0.348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101" text:anchor-type="as-char" svg:y="-0.2339in" svg:width="1.7189in" svg:height="0.3752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...</text:span></text:span></text:p>
      <text:p text:style-name="P63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97" text:anchor-type="as-char" svg:y="-0.1244in" svg:width="0.9256in" svg:height="0.1752in" draw:z-index="102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6"><text:span text:style-name="MathematicaFormatStandardForm"><text:span text:style-name="T1"><draw:frame draw:style-name="fr1" draw:name="Object98" text:anchor-type="as-char" svg:y="-0.1244in" svg:width="0.9035in" svg:height="0.1752in" draw:z-index="103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96" text:anchor-type="as-char" svg:y="-0.228in" svg:width="1.5417in" svg:height="0.352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99" text:anchor-type="as-char" svg:y="-0.1437in" svg:width="3.0209in" svg:height="0.1945in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71"><text:span text:style-name="MathematicaFormatStandardForm"><text:span text:style-name="T11">Lerch transcendental here.</text:span></text:span></text:p>
      <text:p text:style-name="P84"><text:span text:style-name="MathematicaFormatStandardForm"><text:span text:style-name="T1"><draw:frame draw:style-name="fr1" draw:name="Object113" text:anchor-type="as-char" svg:y="-0.2339in" svg:width="1.7839in" svg:height="0.3752in" draw:z-index="104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...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14" text:anchor-type="as-char" svg:y="-0.2339in" svg:width="1.248in" svg:height="0.3752in" draw:z-index="105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15" text:anchor-type="as-char" svg:y="-0.1437in" svg:width="1.8228in" svg:height="0.2839in" draw:z-index="106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16" text:anchor-type="as-char" svg:y="-0.1437in" svg:width="1.8228in" svg:height="0.2839in" draw:z-index="107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…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04" text:anchor-type="as-char" svg:y="-0.1244in" svg:width="1.111in" svg:height="0.1752in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05" text:anchor-type="as-char" svg:y="-0.228in" svg:width="2.2366in" svg:height="0.3571in" draw:z-index="109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106" text:anchor-type="as-char" svg:y="-0.1437in" svg:width="2.348in" svg:height="0.1945in" draw:z-index="110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0">Good.</text:span></text:span></text:p>
      <text:p text:style-name="P68"><text:span text:style-name="MathematicaFormatStandardForm"><text:span text:style-name="T10"/></text:span></text:p>
      <text:p text:style-name="P70"><text:span text:style-name="MathematicaFormatStandardForm"><text:span text:style-name="T1"><draw:frame draw:style-name="fr1" draw:name="Object108" text:anchor-type="as-char" svg:y="-0.228in" svg:width="1.5283in" svg:height="0.352in" draw:z-index="111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117" text:anchor-type="as-char" svg:y="-0.228in" svg:width="1.8366in" svg:height="0.3689in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18" text:anchor-type="as-char" svg:y="-0.228in" svg:width="1.6484in" svg:height="0.3689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107" text:anchor-type="as-char" svg:y="-0.1437in" svg:width="1.7681in" svg:height="0.1945in" draw:z-index="112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3"><text:span text:style-name="MathematicaFormatStandardForm"><text:span text:style-name="T13">(Remember, </text:span></text:span><text:span text:style-name="MathematicaFormatStandardForm"><text:span text:style-name="T1"><draw:frame draw:style-name="fr1" draw:name="Object111" text:anchor-type="as-char" svg:y="-0.228in" svg:width="0.9634in" svg:height="0.352in" draw:z-index="115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13">)</text:span></text:span></text:p>
      <text:p text:style-name="P70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112" text:anchor-type="as-char" svg:y="-0.1437in" svg:width="1.1272in" svg:height="0.1945in" draw:z-index="116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2"><text:span text:style-name="MathematicaFormatStandardForm"><text:span text:style-name="T1">…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2">What happens for </text:span></text:span><text:span text:style-name="MathematicaFormatStandardForm"><text:span text:style-name="T1"><draw:frame draw:style-name="fr1" draw:name="Object109" text:anchor-type="as-char" svg:y="-0.1437in" svg:width="0.5098in" svg:height="0.1945in" draw:z-index="113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12">For</text:span></text:span><text:span text:style-name="MathematicaFormatStandardForm"><text:span text:style-name="T1"><draw:frame draw:style-name="fr1" draw:name="Object110" text:anchor-type="as-char" svg:y="-0.1437in" svg:width="0.552in" svg:height="0.1945in" draw:z-index="114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Footer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Endnote" style:family="paragraph" style:parent-style-name="Standard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lutation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3:05.221000000</meta:creation-date>
    <meta:generator>LibreOffice/5.0.0.5$Windows_x86 LibreOffice_project/1b1a90865e348b492231e1c451437d7a15bb262b</meta:generator>
    <dc:date>2015-10-21T20:47:14.852000000</dc:date>
    <meta:editing-duration>P1DT17H34M7S</meta:editing-duration>
    <meta:editing-cycles>105</meta:editing-cycles>
    <meta:document-statistic meta:table-count="0" meta:image-count="0" meta:object-count="119" meta:page-count="11" meta:paragraph-count="131" meta:word-count="100" meta:character-count="558" meta:non-whitespace-character-count="47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i>z</mi>
                  <mo stretchy="false">+</mo>
                  <mn>1</mn>
                </mrow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</mrow>
    <annotation encoding="StarMath 5.0">sum from k = 0 to n nabla [(1 over {1-x})^z]_k = nabla [(1 over {1-x})^{z+1}]_n = [ (1 over {1-x})^z ]_n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stretchy="false">)</mo>
                </mrow>
                <mrow>
                  <mrow>
                    <mo stretchy="false">−</mo>
                    <mi>z</mi>
                  </mrow>
                  <mo stretchy="false">+</mo>
                  <mn>1</mn>
                </mrow>
              </msup>
            </mrow>
            <mo fence="true" stretchy="false">]</mo>
          </mrow>
          <mi>n</mi>
        </msub>
        <mo stretchy="false">−</mo>
        <mn>2</mn>
      </mrow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b>
                        <mi>x</mi>
                        <mn>1</mn>
                      </msub>
                    </mrow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row>
          <mn>2</mn>
          <mi>k</mi>
        </mrow>
      </msub>
    </mrow>
    <annotation encoding="StarMath 5.0">[(1+x_1)^z]_k = sum from k = 0 to n nabla [(1+x_1)^z]_k 

=

sum from k = 0 to n (-1)^k nabla [(1 over {1-x_1})^-z]_k 

= 

nabla [(1 over {1-x_1})^{-z+1}]_n - 2 sum from k = 0 to n over 2 nabla [(1 over {1-x_1})^-z]_{2 k}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sub>
            <mi>H</mi>
            <mi>n</mi>
          </msub>
          <mo stretchy="false">+</mo>
          <mrow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o stretchy="false">⋅</mo>
            <mi mathvariant="normal">Φ</mi>
          </mrow>
        </mrow>
      </mrow>
      <mrow>
        <mrow>
          <mo fence="true" stretchy="false">(</mo>
          <mrow>
            <mrow>
              <mrow>
                <mn>1</mn>
                <mo stretchy="false">+</mo>
                <mi>s</mi>
              </mrow>
              <mi>,</mi>
              <mrow>
                <mn>1,1</mn>
                <mo stretchy="false">+</mo>
                <mi>n</mi>
              </mrow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[log bold{infty(s)}]_n = H_n +( 1+s )^{ n+1 } cdot %PHI( 1+s,1,1+n )+log( -s 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j</mi>
        </msub>
        <mo stretchy="false">=</mo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</mrow>
    </mrow>
    <annotation encoding="StarMath 5.0">sum from j = 0 to n nabla [bold{infty(-1)}^z]_j = [bold{infty(-1)}^{z+1}]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frac>
        <msup>
          <mi>z</mi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(-1)}^z]_n = {{z^{"("n")"} }over{n!} }</annotation>
  </semantics>
</math>
</file>

<file path=Object 1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10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n>1</mn>
      </mrow>
    </mrow>
    <annotation encoding="StarMath 5.0">nabla [bold{infty(-1)}]_n = 1</annotation>
  </semantics>
</math>
</file>

<file path=Object 1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-1]_n = -s</annotation>
  </semantics>
</math>
</file>

<file path=Object 1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  <mi>k</mi>
          </msup>
          <mo stretchy="false">⋅</mo>
          <mfrac>
            <msup>
              <mrow>
                <mo fence="true" stretchy="false">(</mo>
                <mrow>
                  <mrow>
                    <mi>n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k</mi>
                  <mo stretchy="false">−</mo>
                  <mn>1</mn>
                </mrow>
                <mtext>)</mtext>
              </mrow>
            </msup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nabla [(bold{infty(s)}-1)^k]_n = (-s)^k cdot { {(n-k+1)^{"("k-1")"}}over{(k-1)!} }</annotation>
  </semantics>
</math>
</file>

<file path=Object 1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  <mi>z</mi>
      <msub>
        <mtext/>
        <mn>2</mn>
      </msub>
      <msub>
        <mi>F</mi>
        <mn>1</mn>
      </msub>
      <mrow>
        <mo fence="true" stretchy="false">(</mo>
        <mrow>
          <mrow>
            <mrow>
              <mn>1</mn>
              <mo stretchy="false">−</mo>
              <mi>n</mi>
            </mrow>
            <mi>,</mi>
            <mrow>
              <mn>1</mn>
              <mo stretchy="false">−</mo>
              <mi>z</mi>
            </mrow>
            <mi>,</mi>
            <mrow>
              <mn>2,</mn>
              <mo stretchy="false">−</mo>
              <mi>s</mi>
            </mrow>
          </mrow>
        </mrow>
        <mo fence="true" stretchy="false">)</mo>
      </mrow>
    </mrow>
    <annotation encoding="StarMath 5.0">nabla [bold{infty(s)}^z]_n =-s z ""_2 F_1( 1-n,1-z,2,-s )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n</mi>
            </mrow>
            <mrow>
              <mi>,</mi>
              <mo stretchy="false">−</mo>
              <mi>z</mi>
            </mrow>
            <mi>,</mi>
            <mrow>
              <mn>1,</mn>
              <mo stretchy="false">−</mo>
              <mi>s</mi>
            </mrow>
          </mrow>
        </mrow>
        <mo fence="true" stretchy="false">)</mo>
      </mrow>
    </mrow>
    <annotation encoding="StarMath 5.0">[bold{infty(s)}^z]_n = ""_2 F_1( -n,-z,1,-s )</annotation>
  </semantics>
</math>
</file>

<file path=Object 10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(bold{infty(s)}-1)^k]_n = s^k cdot { {(-n)^{"("k")"}}over{k!} }</annotation>
  </semantics>
</math>
</file>

<file path=Object 1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b>
                        <mi>x</mi>
                        <mn>1</mn>
                      </msub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(1 over {1-x_1})^z]_n = {(z+1)^{"("n")"} over {n!}}</annotation>
  </semantics>
</math>
</file>

<file path=Object 110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n>2</mn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2(s)}^z]_n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i>m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m(s)}^z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n</mi>
              </msup>
            </mstyle>
          </mrow>
          <mo fence="true" stretchy="false">]</mo>
        </mrow>
        <mi>z</mi>
      </msub>
    </mrow>
    <annotation encoding="StarMath 5.0">[bold{infty(s)}^z]_n = [bold{infty(s)}^n]_z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bold{infty(s)}^z]_n = sum from k = 0 to n ( binom{z}{k} )[(bold{infty(s)}-1)^k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style mathvariant="bold">
                    <mrow>
                      <mi mathvariant="normal">∞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style>
                  <mo stretchy="false">−</mo>
                  <mn>1</mn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o stretchy="false">−</mo>
          <mi>s</mi>
        </mrow>
      </mrow>
    </mrow>
    <annotation encoding="StarMath 5.0">[(bold{infty(s)}-1)]_n = sum from j = 1 to {n} {-s}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=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= n; j,k&gt;0} (-s)^2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=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= n; j,k&gt;0} (-s)^2</annotation>
  </semantics>
</math>
</file>

<file path=Object 118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{(z+1)^{"("n")"} over {n!}} = sum from k = 0 (binom{z}{k})(-1)^k cdot { {(-n)^{"("k")"}}over{k!}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bold{infty(s)}^z]_n = sum from k = 0 (binom{z}{k}) cdot s^k cdot { {(-n)^{"("k")"}}over{k!} }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i>a</mi>
                <mo stretchy="false">+</mo>
                <mi>b</mi>
                <mo stretchy="false">+</mo>
                <mn>1</mn>
              </mrow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i>x</mi>
                        </mrow>
                      </mfrac>
                    </mrow>
                    <mo fence="true" stretchy="false">)</mo>
                  </mrow>
                  <mi>a</mi>
                </msup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b</mi>
              </msup>
            </mrow>
            <mo fence="true" stretchy="false">]</mo>
          </mrow>
          <mi>k</mi>
        </msub>
      </mrow>
    </mrow>
    <annotation encoding="StarMath 5.0">[(1 over {1-x})^{a+b+1}]_n = sum from j+k=n [ (1 over {1-x})^{a} ]_j cdot [ (1 over {1-x})^{b} ]_k</annotation>
  </semantics>
</math>
</file>

<file path=Object 1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i>a</mi>
                  <mo stretchy="false">+</mo>
                  <mi>b</mi>
                  <mo stretchy="false">+</mo>
                  <mn>1</mn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nabla [(1 over {1-x})^{a+b+1}]_n = sum from j+k&lt;=n nabla[ (1 over {1-x})^a ]_j cdot nabla[ (1 over {1-x})^b ]_k</annotation>
  </semantics>
</math>
</file>

<file path=Object 1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frac>
                  <mrow>
                    <mn>1</mn>
                    <mo stretchy="false">−</mo>
                    <msubsup>
                      <mi>x</mi>
                      <mn>1</mn>
                      <mi>m</mi>
                    </msubsup>
                  </mrow>
                  <mrow>
                    <mn>1</mn>
                    <mo stretchy="false">−</mo>
                    <msub>
                      <mi>x</mi>
                      <mn>1</mn>
                    </msub>
                  </mrow>
                </mfrac>
              </mrow>
            </mrow>
            <mo fence="true" stretchy="false">]</mo>
          </mrow>
          <mi>k</mi>
        </msub>
        <mo stretchy="false">=</mo>
        <mfrac>
          <mrow>
            <msub>
              <mi>t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nabla [log {{1-x_1^m}over{1-x_1}}]_k = {t_m(k)} over k</annotation>
  </semantics>
</math>
</file>

<file path=Object 15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i>b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i>a</mi>
      </mrow>
      <mrow>
        <mo fence="true" stretchy="false">(</mo>
        <mrow>
          <mrow>
            <mrow>
              <mo fence="true" stretchy="false">⌊</mo>
              <mrow>
                <mfrac>
                  <mi>n</mi>
                  <mi>a</mi>
                </mfrac>
              </mrow>
              <mo fence="true" stretchy="false">⌋</mo>
            </mrow>
            <mo stretchy="false">−</mo>
            <mrow>
              <mo fence="true" stretchy="false">⌊</mo>
              <mrow>
                <mfrac>
                  <mrow>
                    <mi>n</mi>
                    <mo stretchy="false">−</mo>
                    <mn>1</mn>
                  </mrow>
                  <mi>a</mi>
                </mfrac>
              </mrow>
              <mo fence="true" stretchy="false">⌋</mo>
            </mrow>
          </mrow>
        </mrow>
        <mo fence="true" stretchy="false">)</mo>
      </mrow>
    </mrow>
    <annotation encoding="StarMath 5.0">t_{a over b}( n ) = b( lfloor n over b rfloor - lfloor {n-1} over b rfloor )-a( lfloor n over a rfloor - lfloor {n-1} over a  rfloor )</annotation>
  </semantics>
</math>
</file>

<file path=Object 1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t</mi>
            <mfrac>
              <mi>b</mi>
              <mi>a</mi>
            </mfrac>
          </msub>
        </mrow>
      </mrow>
      <mrow>
        <mo fence="true" stretchy="false">(</mo>
        <mrow>
          <mi>n</mi>
        </mrow>
        <mo fence="true" stretchy="false">)</mo>
      </mrow>
    </mrow>
    <annotation encoding="StarMath 5.0">t_{a over b}( n ) = -t_{ b over a }( n )</annotation>
  </semantics>
</math>
</file>

<file path=Object 17/content.xml><?xml version="1.0" encoding="utf-8"?>
<math xmlns="http://www.w3.org/1998/Math/MathML" display="block">
  <semantics>
    <mrow>
      <msub>
        <mi>t</mi>
        <mfrac>
          <mi>a</mi>
          <mi>a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t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t_{a over a}( n ) = t_{ 1 }( n ) = 0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lim from {x rightarrow infinity}{} t_{x}( n ) = 1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sup>
          <mi>x</mi>
          <mrow>
            <mo stretchy="false">−</mo>
            <mn>1</mn>
          </mrow>
        </msup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lim from {x rightarrow infinity}{} t_{x^-1}( n ) = -1</annotation>
  </semantics>
</math>
</file>

<file path=Object 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=</mo>
        <mfrac>
          <mn>1</mn>
          <mi>k</mi>
        </mfrac>
      </mrow>
    </mrow>
    <annotation encoding="StarMath 5.0">nabla [log (1 over {1-x})]_k = 1 over k</annotation>
  </semantics>
</math>
</file>

<file path=Object 20/content.xml><?xml version="1.0" encoding="utf-8"?>
<math xmlns="http://www.w3.org/1998/Math/MathML" display="block">
  <semantics>
    <mrow>
      <msub>
        <mi>t</mi>
        <mrow>
          <mo stretchy="false">−</mo>
          <mi>a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>?</mi>
      </mrow>
      <mi>?</mi>
      <mi>?</mi>
    </mrow>
    <annotation encoding="StarMath 5.0">t_{-a}( n ) = ???</annotation>
  </semantics>
</math>
</file>

<file path=Object 2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n>1</mn>
                        <mo stretchy="false">−</mo>
                        <msubsup>
                          <mi>x</mi>
                          <mn>1</mn>
                          <mi>m</mi>
                        </msubsup>
                      </mrow>
                      <mrow>
                        <mn>1</mn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k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b>
                        <mi>x</mi>
                        <mn>1</mn>
                      </msub>
                    </mrow>
                    <mrow>
                      <mn>1</mn>
                      <mo stretchy="false">−</mo>
                      <msubsup>
                        <mi>x</mi>
                        <mn>1</mn>
                        <mi>m</mi>
                      </msubsup>
                    </mrow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i>k</mi>
      </msub>
    </mrow>
    <annotation encoding="StarMath 5.0">nabla [({{1-x_1^m}over{1-x_1}})^z]_k = nabla [({{1-x_1}over{1-x_1^m}})^-z]_k</annotation>
  </semantics>
</math>
</file>

<file path=Object 2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nabla [bold{m}^{a+b}]_n = sum from j+k=n nabla[ bold{m}^a ]_j cdot nabla[ bold{m}^b ]_k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[bold{m}^{a+b}]_n = sum from j+k&lt;=n nabla[ bold{m}^a ]_j cdot nabla[ bold{m}^b ]_k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nabla[ log bold{m} ]_j cdot [ (log bold{m})^{k-1} ]_{n-j}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sub>
            <mi>t</mi>
            <mi>m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t_m(j) cdot [ (log bold{m})^{k-1} ]_{n-j}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row>
                <mi>a</mi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(log bold{m})^a]_n = sum from j+k&lt;=n nabla[ log bold{m} ]_j cdot nabla[ (log bold{m})^{a-1} ]_{k}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log bold{m})^{a+b}]_n = sum from j+k&lt;=n nabla[ (log bold{m})^a ]_j cdot nabla[ (log bold{m})^{b} ]_{k}</annotation>
  </semantics>
</math>
</file>

<file path=Object 2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o stretchy="false">∇</mo>
        </mrow>
      </mrow>
      <msub>
        <mrow>
          <mo fence="true" stretchy="false">[</mo>
          <mrow>
            <mstyle mathvariant="bold">
              <msup>
                <mi>m</mi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row>
          <mi>n</mi>
          <mo stretchy="false">−</mo>
          <mi>j</mi>
        </mrow>
      </msub>
    </mrow>
    <annotation encoding="StarMath 5.0">nabla [bold{m}^z]_n = sum from j = 0 to { m-1 } nabla[ bold{m}^{z-1} ]_{ n-j }</annotation>
  </semantics>
</math>
</file>

<file path=Object 2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z</mi>
            <mo stretchy="false">−</mo>
            <mi>n</mi>
          </mrow>
        </mrow>
      </msub>
    </mrow>
    <annotation encoding="StarMath 5.0">nabla [bold{m}^z]_n = nabla [bold{m}^z]_{(m-1)z-n}</annotation>
  </semantics>
</math>
</file>

<file path=Object 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(1 over {1-x_1})^z]_n = {z^{"("n")"} over {n!}}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k</mi>
                </msup>
              </mstyle>
            </mrow>
            <mo fence="true" stretchy="false">]</mo>
          </mrow>
          <mi>j</mi>
        </msub>
        <mo stretchy="false">=</mo>
        <msup>
          <mi>m</mi>
          <mi>k</mi>
        </msup>
      </mrow>
    </mrow>
    <annotation encoding="StarMath 5.0">sum from j = 0 to {(m-1)k} nabla [bold{m}^k]_j = m^k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j</mi>
        </msub>
        <mo stretchy="false">=</mo>
        <msup>
          <mi>m</mi>
          <mi>z</mi>
        </msup>
      </mrow>
      <mi mathvariant="italic">for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sum from j = 0 nabla [bold{m}^z]_j = m^z for Re( z )&gt;0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k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o {(m-1)k}t_m(j) cdot [bold{m}^k]_j = 0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_m(j) cdot [bold{m}^z]_j = 0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z</mi>
          </mrow>
        </msub>
        <mo stretchy="false">−</mo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row>
              <mi>z</mi>
              <mo stretchy="false">−</mo>
              <mi>n</mi>
              <mo stretchy="false">−</mo>
              <mn>1</mn>
            </mrow>
          </mrow>
        </msub>
      </mrow>
    </mrow>
    <annotation encoding="StarMath 5.0">[bold{m}^z]_n = [bold{m}^z]_{(m-1)z} - [bold{m}^z]_{(m-1)z-n-1}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/</mo>
                <mi>g</mi>
              </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 n ) = ( g(n) / g(n/2)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/</mo>
              <mn>2</mn>
            </mrow>
          </mrow>
        </mfrac>
      </mrow>
    </mrow>
    <annotation encoding="StarMath 5.0">f( n ) =  {g(n)} over {g(n)/2}</annotation>
  </semantics>
</math>
</file>

<file path=Object 3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g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g</mi>
      </mrow>
      <mrow>
        <mo fence="true" stretchy="false">(</mo>
        <mrow>
          <mfrac>
            <mi>n</mi>
            <mn>2</mn>
          </mfrac>
        </mrow>
        <mo fence="true" stretchy="false">)</mo>
      </mrow>
    </mrow>
    <annotation encoding="StarMath 5.0">lf(n) =  lg(n) - lg( n over 2 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row>
            <mo fence="true" stretchy="false">[</mo>
            <mrow>
              <mstyle mathvariant="bold">
                <msup>
                  <mi>m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bold{m}^z]_n = sum from j = 0 to { m-1 } [ bold{m}^{z-1} ]_{ n-j }</annotation>
  </semantics>
</math>
</file>

<file path=Object 39/content.xml><?xml version="1.0" encoding="utf-8"?>
<math xmlns="http://www.w3.org/1998/Math/MathML" display="block">
  <semantics>
    <mrow>
      <mrow>
        <mi mathvariant="italic">lg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frac>
            <mi>n</mi>
            <msup>
              <mn>2</mn>
              <mi>k</mi>
            </msup>
          </mfrac>
        </mrow>
        <mo fence="true" stretchy="false">)</mo>
      </mrow>
    </mrow>
    <annotation encoding="StarMath 5.0">lg =  sum from k = 0 lf(n over 2^k)</annotation>
  </semantics>
</math>
</file>

<file path=Object 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nabla [(1 over {1-x})^{a+b}]_n = sum from j+k=n nabla[ (1 over {1-x})^a ]_j cdot nabla[ (1 over {1-x})^b ]_k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i mathvariant="normal">∞</mi>
            <mi>z</mi>
          </msup>
        </mrow>
        <mo fence="true" stretchy="false">]</mo>
      </mrow>
      <mi>n</mi>
    </msub>
    <annotation encoding="StarMath 5.0">[infty^z]_n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n>2</mn>
            <mi>z</mi>
          </msup>
        </mrow>
        <mo fence="true" stretchy="false">]</mo>
      </mrow>
      <mi>n</mi>
    </msub>
    <annotation encoding="StarMath 5.0">[2^z]_n</annotation>
  </semantics>
</math>
</file>

<file path=Object 42/content.xml><?xml version="1.0" encoding="utf-8"?>
<math xmlns="http://www.w3.org/1998/Math/MathML" display="block">
  <semantics>
    <mrow>
      <msub>
        <mrow>
          <mo fence="true" stretchy="false">[</mo>
          <mrow>
            <msup>
              <mn>2</mn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style mathvariant="bold">
                      <mi mathvariant="normal">∞</mi>
                    </mstyle>
                    <mstyle mathvariant="bold">
                      <msub>
                        <mi mathvariant="normal">∞</mi>
                        <mn>2</mn>
                      </msub>
                    </mstyle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2^z]_n = [ ({bold{infty}}over{bold{infty}_2})^z ]_n</annotation>
  </semantics>
</math>
</file>

<file path=Object 4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style mathvariant="bold">
                  <msub>
                    <mn>2</mn>
                    <msup>
                      <mn>2</mn>
                      <mi>k</mi>
                    </msup>
                  </msub>
                </mstyle>
                <mi>z</mi>
              </msup>
            </mrow>
          </mrow>
          <mo fence="true" stretchy="false">]</mo>
        </mrow>
        <mi>n</mi>
      </msub>
    </mrow>
    <annotation encoding="StarMath 5.0">[bold{infty}^z]_n = [ prod from k = 0 {bold{2}_{2^k}}^z ]_n</annotation>
  </semantics>
</math>
</file>

<file path=Object 4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bold{infty}^z]_n = sum from {a+2b+4c+8d+...=n} { nabla[bold{2}^z]_a cdot nabla[bold{2}^z]_b cdot nabla[bold{2}^z]_c ... }</annotation>
  </semantics>
</math>
</file>

<file path=Object 4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+</mo>
                <mn>9</mn>
              </mrow>
              <mrow>
                <mi>c</mi>
                <mo stretchy="false">+</mo>
                <mn>27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up>
                      <mn>3</mn>
                      <mi>z</mi>
                    </msup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up>
                      <mn>3</mn>
                      <mi>z</mi>
                    </msup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up>
                    <mn>3</mn>
                    <mi>z</mi>
                  </msup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bold{infty}^z]_n = sum from {a+3b+9c+27d+...=n} { nabla[3^z]_a cdot nabla[3^z]_b cdot nabla[3^z]_c ... }</annotation>
  </semantics>
</math>
</file>

<file path=Object 4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2}^z]_n = sum from {a+2b=n} { nabla[bold{infty}^z]_a cdot nabla[bold{infty}^-z]_b}</annotation>
  </semantics>
</math>
</file>

<file path=Object 4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3</mn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3^z]_n = sum from {a+3b=n} { nabla[bold{infty}^z]_a cdot nabla[bold{infty}^-z]_b}</annotation>
  </semantics>
</math>
</file>

<file path=Object 4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3</mn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3^z]_n = sum from {a+3b=n} { nabla[bold{infty}^z]_a cdot nabla[bold{infty}^-z]_b}</annotation>
  </semantics>
</math>
</file>

<file path=Object 4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style mathvariant="bold">
                  <msub>
                    <mn>2</mn>
                    <msup>
                      <mn>2</mn>
                      <mi>k</mi>
                    </msup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infty}]_n = sum from k = 0 [ log bold{2}_{2^k} ]_{n}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i>H</mi>
        <mi>n</mi>
      </msub>
    </mrow>
    <annotation encoding="StarMath 5.0">[log (1 over {1-x})]_n = H_n</annotation>
  </semantics>
</math>
</file>

<file path=Object 5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n>3</mn>
              </mrow>
            </mrow>
            <mo fence="true" stretchy="false">]</mo>
          </mrow>
          <mfrac>
            <mi>n</mi>
            <msup>
              <mn>3</mn>
              <mi>k</mi>
            </msup>
          </mfrac>
        </msub>
      </mrow>
    </mrow>
    <annotation encoding="StarMath 5.0">[log bold{infty}]_n = sum from k = 0 [ log 3 ]_{n over 3^k}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sup>
              <mn>3</mn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style mathvariant="bold">
                      <mi mathvariant="normal">∞</mi>
                    </mstyle>
                    <mstyle mathvariant="bold">
                      <msub>
                        <mi mathvariant="normal">∞</mi>
                        <mn>3</mn>
                      </msub>
                    </mstyle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3^z]_n = [ ({bold{infty}}over{bold{infty}_3})^z ]_n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2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n>2</mn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2}]_n = [log bold{infty}]_n - [log bold{infty}_2]_{n}</annotation>
  </semantics>
</math>
</file>

<file path=Object 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3</mn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n>3</mn>
                  </msub>
                </mstyle>
              </mrow>
            </mrow>
            <mo fence="true" stretchy="false">]</mo>
          </mrow>
          <mi>n</mi>
        </msub>
      </mrow>
    </mrow>
    <annotation encoding="StarMath 5.0">[log 3]_n = [log bold{infty}]_n - [log bold{infty}_3]_n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3</mn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style mathvariant="bold">
                    <mn>2</mn>
                  </mstyle>
                </mrow>
              </mrow>
              <mo fence="true" stretchy="false">]</mo>
            </mrow>
            <mfrac>
              <mi>n</mi>
              <msup>
                <mn>2</mn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style mathvariant="bold">
                    <mn>2</mn>
                  </mstyle>
                </mrow>
              </mrow>
              <mo fence="true" stretchy="false">]</mo>
            </mrow>
            <mfrac>
              <mi>n</mi>
              <mrow>
                <mn>3</mn>
                <mo stretchy="false">⋅</mo>
                <msup>
                  <mn>2</mn>
                  <mi>k</mi>
                </msup>
              </mrow>
            </mfrac>
          </msub>
        </mrow>
      </mrow>
    </mrow>
    <annotation encoding="StarMath 5.0">[log 3]_n = sum from k = 0 [ log bold{2} ]_{n over 2^k} - sum from k = 0 [ log bold{2} ]_{n over {3 cdot 2^k}}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4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sub>
                    <mn>2</mn>
                    <mn>2</mn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4}]_n = [log bold{2}]_n + [ log bold{2}_{2} ]_{n}</annotation>
  </semantics>
</math>
</file>

<file path=Object 5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8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frac>
            <mi>n</mi>
            <mstyle mathvariant="bold">
              <mn>2</mn>
            </mstyle>
          </mfrac>
        </msub>
        <mo stretchy="false">+</mo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frac>
            <mi>n</mi>
            <mn>4</mn>
          </mfrac>
        </msub>
      </mrow>
    </mrow>
    <annotation encoding="StarMath 5.0">[log bold{8}]_n = [log bold{2}]_n + [ log bold{2} ]_{ n over bold{2} }+ [ log bold{2} ]_{ n over 4 }</annotation>
  </semantics>
</math>
</file>

<file path=Object 5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4}^z]_n = sum from {a+2b=n} { nabla[bold{2}^z]_a cdot nabla[bold{2}^z]_b}</annotation>
  </semantics>
</math>
</file>

<file path=Object 5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row>
          <mo fence="true" stretchy="false">[</mo>
          <mrow>
            <mrow>
              <mi>log</mi>
              <mstyle mathvariant="bold">
                <mn>4</mn>
              </mstyle>
            </mrow>
          </mrow>
          <mo fence="true" stretchy="false">]</mo>
        </mrow>
        <mfrac>
          <mi>n</mi>
          <msup>
            <mn>2</mn>
            <mi>k</mi>
          </msup>
        </mfrac>
      </msub>
    </mrow>
    <annotation encoding="StarMath 5.0">[log bold{2}]_n = sum from k = 0 (-1)^k [log bold{4}]_{n over 2^k}</annotation>
  </semantics>
</math>
</file>

<file path=Object 5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8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b</mi>
            </msub>
            <mover accent="true">
              <mo stretchy="false">∇</mo>
              <mo stretchy="false">˙</mo>
            </mover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</mrow>
        </mrow>
      </mrow>
    </mrow>
    <annotation encoding="StarMath 5.0">nabla [bold{8}^z]_n = sum from {a+2b+4c=n} { nabla[bold{2}^z]_a cdot nabla[bold{2}^z]_b dot nabla[bold{2}^z]_c}</annotation>
  </semantics>
</math>
</file>

<file path=Object 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nabla [(1 over {1-x})^{z}]_n = [ (1 over {1-x})^{z-1} ]_n</annotation>
  </semantics>
</math>
</file>

<file path=Object 6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d</mi>
        </msub>
        <mo stretchy="false">⋅</mo>
        <mn>..</mn>
      </mrow>
      <mi>.</mi>
    </mrow>
    <annotation encoding="StarMath 5.0">[bold{2}^z]_n = sum from {a+2b+4c+8d+... &lt;=n} nabla [bold{4}^z]_a cdot nabla [bold{4}^-z]_b cdot nabla [bold{4}^z]_c cdot nabla [bold{4}^-z]_d cdot ...</annotation>
  </semantics>
</math>
</file>

<file path=Object 6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2</mn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tyle mathvariant="bold">
                  <msup>
                    <mn>4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z</mi>
                    </mrow>
                  </msup>
                </mstyle>
              </mrow>
              <mo stretchy="false">/</mo>
              <mrow>
                <mo fence="true" stretchy="false">(</mo>
                <mrow>
                  <msup>
                    <mn>2</mn>
                    <mi>k</mi>
                  </msup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2}]_n = [prod from k = 0 bold{4}^{(-1)^k cdot z}/(2^k)]_n</annotation>
  </semantics>
</math>
</file>

<file path=Object 6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9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3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n>3</mn>
                </mstyle>
              </mrow>
            </mrow>
            <mo fence="true" stretchy="false">]</mo>
          </mrow>
          <mfrac>
            <mi>n</mi>
            <mn>3</mn>
          </mfrac>
        </msub>
      </mrow>
    </mrow>
    <annotation encoding="StarMath 5.0">[log bold{9}]_n = [log bold{3}]_n + [ log bold{3} ]_{ n over 3 }</annotation>
  </semantics>
</math>
</file>

<file path=Object 6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9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3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3</mn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9}^z]_n = sum from {a+3b=n} { nabla[bold{3}^z]_a cdot nabla[bold{3}^z]_b}</annotation>
  </semantics>
</math>
</file>

<file path=Object 6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style mathvariant="bold">
                      <msup>
                        <mi>m</mi>
                        <mn>2</mn>
                      </msup>
                    </mstyle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>m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>m</mi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(bold{m}^2)^z]_n = sum from {a+m cdot b=n} { nabla[bold{m}^z]_a cdot nabla[bold{m}^z]_b}</annotation>
  </semantics>
</math>
</file>

<file path=Object 6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style mathvariant="bold">
                    <msup>
                      <mi>m</mi>
                      <mn>2</mn>
                    </msup>
                  </mstyle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row>
                <mi>m</mi>
                <mo stretchy="false">⋅</mo>
                <mi>b</mi>
              </mrow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>m</mi>
                      <mi>z</mi>
                    </msup>
                  </mstyle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b</mi>
          </msub>
        </mrow>
      </mrow>
    </mrow>
    <annotation encoding="StarMath 5.0">[(bold{m}^2)^z]_n = sum from {a+m cdot b&lt;=n} { nabla[bold{m}^z]_a cdot nabla[bold{m}^z]_b}</annotation>
  </semantics>
</math>
</file>

<file path=Object 6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m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m^z]_n = sum from {a+m cdot b=n} { nabla[bold{infty}^z]_a cdot nabla[bold{infty}^-z]_b}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68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underover>
          <mo stretchy="false">∑</mo>
          <mrow>
            <mi>m</mi>
            <mo stretchy="false">=</mo>
            <mn>1</mn>
          </mrow>
          <mi>t</mi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i>m</mi>
                </mfrac>
              </mrow>
              <mo fence="true" stretchy="false">⌋</mo>
            </mrow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row>
                          <mi>z</mi>
                          <mo stretchy="false">+</mo>
                          <mn>1</mn>
                        </mrow>
                      </msup>
                    </mstyle>
                  </mrow>
                  <mo fence="true" stretchy="false">]</mo>
                </mrow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sum from m = 1 to t [bold{m}^z]_n = sum from m = 1 to t  sum from k = 0 to {lfloor n over m rfloor} { nabla[bold{infty}^{z+1}]_{n - m cdot k} cdot nabla[bold{infty}^-z]_k}</annotation>
  </semantics>
</math>
</file>

<file path=Object 6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1</mn>
            </mrow>
          </mrow>
          <mo fence="true" stretchy="false">]</mo>
        </mrow>
        <mi>n</mi>
      </msub>
      <mo stretchy="false">=</mo>
      <mn>0</mn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</mrow>
    </mrow>
    <annotation encoding="StarMath 5.0">[log 1]_n = 0 = [log bold{infty}]_n - [log bold{infty}]_{n}</annotation>
  </semantics>
</math>
</file>

<file path=Object 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1 over {1-x})^{a+b}]_n = sum from j+k&lt;=n nabla[ (1 over {1-x})^a ]_j cdot nabla[ (1 over {1-x})^b ]_k</annotation>
  </semantics>
</math>
</file>

<file path=Object 70/content.xml><?xml version="1.0" encoding="utf-8"?>
<math xmlns="http://www.w3.org/1998/Math/MathML" display="block">
  <semantics>
    <mrow>
      <mi>a</mi>
      <mo stretchy="false">∇</mo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→</mo>
      <mi>?</mi>
      <mi>?</mi>
      <mi>?</mi>
    </mrow>
    <annotation encoding="StarMath 5.0">a nabla[log bold{infty}]_n -&gt; ???</annotation>
  </semantics>
</math>
</file>

<file path=Object 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{(z+1)^{"("n")"} over {n!}}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i>z</mi>
                <mo stretchy="false">+</mo>
                <mn>1</mn>
              </mrow>
            </msup>
          </mrow>
          <mo fence="true" stretchy="false">]</mo>
        </mrow>
        <mi>n</mi>
      </msub>
    </mrow>
    <annotation encoding="StarMath 5.0">sum from k = 0 to n [(1 over {1-x})^z]_k = [(1 over {1-x})^{z+1}]_n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k</mi>
      </msub>
    </mrow>
    <annotation encoding="StarMath 5.0">[bold{2}^z]_n = sum from k=0 to {n }  nabla[ bold{2}^z ]_k</annotation>
  </semantics>
</math>
</file>

<file path=Object 74/content.xml><?xml version="1.0" encoding="utf-8"?>
<math xmlns="http://www.w3.org/1998/Math/MathML" display="block">
  <semantics>
    <mrow>
      <msub>
        <mrow>
          <mo fence="true" stretchy="false">[</mo>
          <mrow>
            <msup>
              <mi>m</mi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i>m</mi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i>m</mi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m^z]_n = sum from k=0 to {n over m}  [bold{infty}^{z}]_{n-m cdot k} cdot [bold{infty}^{-z-1}]_k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k</mi>
      </msub>
    </mrow>
    <annotation encoding="StarMath 5.0">[bold{2}^{z-1}]_n = sum from k=0 to {n }  nabla[ bold{2}^{z-1} ]_k</annotation>
  </semantics>
</math>
</file>

<file path=Object 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z]_n = sum from k=0 to {n over 2}  [bold{infty}^{z}]_{n-2 cdot k} cdot [bold{infty}^{-z-1}]_k</annotation>
  </semantics>
</math>
</file>

<file path=Object 7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i>z</mi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2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+1}]_n = sum from k=0 to {n over 2}  [bold{infty}^{z}]_{n-2 cdot k} cdot [bold{infty}^{-z-2}]_k</annotation>
  </semantics>
</math>
</file>

<file path=Object 7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1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z]_n = sum from k=0 to {n over 2}  [bold{infty}^{z-1}]_{n-2 cdot k} cdot [bold{infty}^{-z-1}]_k</annotation>
  </semantics>
</math>
</file>

<file path=Object 7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−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-1}]_n = sum from k=0 to {n over 2}  [bold{infty}^{z-1}]_{n-2 cdot k} cdot [bold{infty}^{-z}]_k</annotation>
  </semantics>
</math>
</file>

<file path=Object 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i>n</mi>
              <mi>!</mi>
            </mrow>
          </mfrac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</mrow>
    </mrow>
    <annotation encoding="StarMath 5.0">nabla [(1+x_1)^z]_n = (-1)^n cdot {(-z)^{"("n")"} over {n!}} = (-1)^n cdot nabla [(1 over {1-x_1})^-z]_n = ( binom{z}{n} )</annotation>
  </semantics>
</math>
</file>

<file path=Object 80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+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2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+1}]_n = sum from k=0 to {n over 2}  [bold{infty}^{z+1}]_{n-2 cdot k} cdot [bold{infty}^{-z-2}]_k</annotation>
  </semantics>
</math>
</file>

<file path=Object 8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2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-1}]_n = sum from k=0 to {n over 2}  [bold{infty}^{z-2}]_{n-2 cdot k} cdot [bold{infty}^{-z}]_k</annotation>
  </semantics>
</math>
</file>

<file path=Object 82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row>
                <mi>b</mi>
                <mo stretchy="false">⋅</mo>
                <msup>
                  <mi>a</mi>
                  <mi>k</mi>
                </msup>
              </mrow>
            </mfrac>
          </msub>
        </mrow>
      </mrow>
    </mrow>
    <annotation encoding="StarMath 5.0">log b = lim from {n rightarrow infinity}{}sum from k = 0 [ log a ]_{n over a^k} - sum from k = 0 [ log a ]_{n over {b cdot a^k}}</annotation>
  </semantics>
</math>
</file>

<file path=Object 83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sup>
                          <mi>a</mi>
                          <mi>k</mi>
                        </msup>
                      </mrow>
                    </mfrac>
                  </mrow>
                  <mo fence="true" stretchy="false">⌋</mo>
                </mrow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a</mi>
                    <mi>k</mi>
                  </msup>
                </mfrac>
              </mrow>
              <mo fence="true" stretchy="false">⌋</mo>
            </mrow>
          </munderover>
          <mo stretchy="false">∇</mo>
        </mrow>
      </mrow>
      <msub>
        <mrow>
          <mo fence="true" stretchy="false">[</mo>
          <mrow>
            <mrow>
              <mi>log</mi>
              <mi>a</mi>
            </mrow>
          </mrow>
          <mo fence="true" stretchy="false">]</mo>
        </mrow>
        <mi>j</mi>
      </msub>
    </mrow>
    <annotation encoding="StarMath 5.0">log b = lim from {n rightarrow infinity}{}sum from k = 0 sum from j = lfloor {n over {b cdot a^k}}rfloor+1 to lfloor {n over a^k} rfloor nabla [ log a ]_j</annotation>
  </semantics>
</math>
</file>

<file path=Object 84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sub>
          <mrow>
            <mo fence="true" stretchy="false">[</mo>
            <mrow>
              <mrow>
                <mi>log</mi>
                <mi>a</mi>
              </mrow>
            </mrow>
            <mo fence="true" stretchy="false">]</mo>
          </mrow>
          <mfrac>
            <mi>n</mi>
            <mrow>
              <mi>b</mi>
              <mo stretchy="false">⋅</mo>
              <msup>
                <mi>a</mi>
                <mi>k</mi>
              </msup>
            </mrow>
          </mfrac>
        </msub>
      </mrow>
    </mrow>
    <annotation encoding="StarMath 5.0">log b = lim from {n rightarrow infinity}{}sum from k = 0 [ log a ]_{n over a^k} - [ log a ]_{n over {b cdot a^k}}</annotation>
  </semantics>
</math>
</file>

<file path=Object 85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log b = lim from {n rightarrow infinity}{}sum from k = 0 [ log a - log a_{1/b} ]_{n over a^k}</annotation>
  </semantics>
</math>
</file>

<file path=Object 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b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[log b]_n = sum from k = 0 [ log a - log a_{1/b} ]_{n over a^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Σ</mi>
              <mstyle mathvariant="bold">
                <msup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  <mi>z</mi>
                </msup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</mrow>
          <mo fence="true" stretchy="false">]</mo>
        </mrow>
        <mi>n</mi>
      </msub>
    </mrow>
    <annotation encoding="StarMath 5.0">[%SIGMA bold{p(n)}^z]_n = [prod from k = 1 bold{infty}_{1/k}^z]_{n}</annotation>
  </semantics>
</math>
</file>

<file path=Object 8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>
                  <mi mathvariant="normal">∞</mi>
                  <mrow>
                    <mn>1</mn>
                    <mo stretchy="false">/</mo>
                    <mi>k</mi>
                  </mrow>
                </msub>
              </mstyle>
            </mrow>
          </mrow>
          <mo fence="true" stretchy="false">]</mo>
        </mrow>
        <mi>n</mi>
      </msub>
    </mrow>
    <annotation encoding="StarMath 5.0">p(n) = nabla [prod from k = 1 bold{infty}_{1/k}]_{n}</annotation>
  </semantics>
</math>
</file>

<file path=Object 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nabla [log (1+x_1)]_k = (-1)^{k+1} over k</annotation>
  </semantics>
</math>
</file>

<file path=Object 90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4</mn>
          </mfrac>
        </mrow>
        <mo fence="true" stretchy="false">)</mo>
      </mrow>
      <mn>..</mn>
      <mi>.</mi>
    </mrow>
    <annotation encoding="StarMath 5.0">a( n ) = b( n ) + b( n over 2 ) + b( n over 3 ) + b( n over 4 )...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= b( n ) + b( n over 3 ) +b( n over 5) + b(n over 7)...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−</mo>
        <mi>b</mi>
      </mrow>
      <mrow>
        <mrow>
          <mo fence="true" stretchy="false">(</mo>
          <mrow>
            <mfrac>
              <mi>n</mi>
              <mn>6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 - a(n over 3)= b( n ) +b( n over 5) -b(n over 6)+ b(n over 7)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i mathvariant="normal">μ</mi>
        </mrow>
      </mrow>
      <mrow>
        <mo fence="true" stretchy="false">(</mo>
        <mrow>
          <mi>k</mi>
        </mrow>
        <mo fence="true" stretchy="false">)</mo>
      </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frac>
          <mi>n</mi>
          <mi>k</mi>
        </mfrac>
      </msub>
    </mrow>
    <annotation encoding="StarMath 5.0">[log bold{infty}]_n = sum from k = 1 to n %mu(k)[log %SIGMA bold{p(n)}]_{n over k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row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</mrow>
    </mrow>
    <annotation encoding="StarMath 5.0">[log %SIGMA bold{a(n)}]_n = sum from k = 1 to n [log bold{%zeta_{1/k}(0)}]_{n}</annotation>
  </semantics>
</math>
</file>

<file path=Object 9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]_n = -s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row>
                <mi mathvariant="normal">∞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style>
          </mrow>
          <mo fence="true" stretchy="false">]</mo>
        </mrow>
        <mi>n</mi>
      </msub>
      <mo stretchy="false">=</mo>
      <mrow>
        <mrow>
          <mo stretchy="false">−</mo>
          <mi>s</mi>
        </mrow>
        <mo stretchy="false">⋅</mo>
        <mi>n</mi>
      </mrow>
    </mrow>
    <annotation encoding="StarMath 5.0">[bold{infty(s)}]_n = -s cdot n</annotation>
  </semantics>
</math>
</file>